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font-size="12pt" officeooo:paragraph-rsid="0017f28b" style:font-size-asian="12pt" style:font-size-complex="12pt"/>
    </style:style>
    <style:style style:name="P2" style:family="paragraph" style:parent-style-name="Header">
      <style:text-properties fo:font-size="20pt" officeooo:rsid="00162f69" officeooo:paragraph-rsid="0017f28b" style:font-size-asian="17.5pt" style:font-size-complex="20pt"/>
    </style:style>
    <style:style style:name="T1" style:family="text">
      <style:text-properties officeooo:rsid="00162f69"/>
    </style:style>
    <style:style style:name="T2" style:family="text">
      <style:text-properties officeooo:rsid="0017f28b"/>
    </style:style>
    <style:style style:name="T3" style:family="text">
      <style:text-properties fo:font-size="20pt" officeooo:rsid="00162f69" style:font-size-asian="17.5pt" style:font-size-complex="20pt"/>
    </style:style>
    <style:style style:name="T4" style:family="text">
      <style:text-properties fo:font-size="20pt" officeooo:rsid="0017f28b" style:font-size-asian="17.5pt" style:font-size-complex="20pt"/>
    </style:style>
    <style:style style:name="T5" style:family="text">
      <style:text-properties officeooo:rsid="0019a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0pt" officeooo:rsid="00162f69" officeooo:paragraph-rsid="0017f28b" style:font-size-asian="17.5pt" style:font-size-complex="20pt"/>
    </style:style>
    <style:style style:name="MP2" style:family="paragraph" style:parent-style-name="Footer">
      <style:text-properties fo:font-size="12pt" officeooo:paragraph-rsid="0017f28b" style:font-size-asian="12pt" style:font-size-complex="12pt"/>
    </style:style>
    <style:style style:name="MT1" style:family="text">
      <style:text-properties officeooo:rsid="00162f69"/>
    </style:style>
    <style:style style:name="MT2" style:family="text">
      <style:text-properties officeooo:rsid="0019a8d7"/>
    </style:style>
    <style:style style:name="MT3" style:family="text">
      <style:text-properties officeooo:rsid="0017f2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me: ___________________<text:tab/><text:tab/>Page ___ of ___</text:p>
      </style:header>
      <style:footer>
        <text:p text:style-name="MP2"><text:tab/><text:span text:style-name="MT1">Stat 151 </text:span><text:span text:style-name="MT2">Midterm</text:span><text:span text:style-name="MT3"> Exam Scratch Pape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3:36:52.933195046</meta:creation-date>
    <dc:date>2025-04-27T17:48:06.800361930</dc:date>
    <meta:editing-duration>PT2M5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" meta:word-count="12" meta:character-count="78" meta:non-whitespace-character-count="66"/>
  </office:meta>
</office:document-meta>
</file>